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 svg:font-family="Tahoma, Verdana, Arial, Helvetica, sans-serif"/>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in" fo:margin-right="0in" fo:margin-top="0in" fo:margin-bottom="0in" fo:text-align="end" style:justify-single-word="false" fo:orphans="2" fo:widows="2" fo:text-indent="0in" style:auto-text-indent="false" fo:padding="0in" fo:border="none"/>
      <style:text-properties fo:font-variant="normal" fo:text-transform="none" fo:color="#333333" style:font-name="Times New Roman1" fo:font-size="12pt" fo:letter-spacing="normal" fo:font-style="normal" fo:font-weight="normal" fo:background-color="#ffffff" style:font-size-asian="12pt" style:font-size-complex="12pt"/>
    </style:style>
    <style:style style:name="P2"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333333" style:font-name="Times New Roman1" fo:font-size="12pt" fo:letter-spacing="normal" fo:font-style="normal" fo:font-weight="normal" fo:background-color="#ffffff" style:font-size-asian="12pt" style:font-size-complex="12pt"/>
    </style:style>
    <style:style style:name="P3"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333333" style:font-name="Times New Roman1" fo:font-size="12pt" fo:letter-spacing="normal" fo:font-style="normal" fo:font-weight="bold" fo:background-color="#ffffff" style:font-size-asian="12pt" style:font-weight-asian="bold" style:font-size-complex="12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hua Wood</text:p>
      <text:p text:style-name="P1">February 9, 2011</text:p>
      <text:p text:style-name="P2"/>
      <text:p text:style-name="P3">Why is it not possible to create an object of an abstract class? Does this mean that variables of abstract class types cannot be declared? Explain.</text:p>
      <text:p text:style-name="P4"/>
      <text:p text:style-name="P5">Abstract classes define one or more methods that are declared but not defined in the class itself. <text:s/>These methods are meant to be implemented by any class acting as a subclass of that parent abstract class. <text:s/>Because these methods are not defined to do anything, there can be no constructor method for the abstract class itself, and therefore an object of that abstract class cannot be created.</text:p>
      <text:p text:style-name="P5"/>
      <text:p text:style-name="P5">This does not, however, prevent variables of that abstract class type from being declared. Variable declaration does not require calling the constructor of an object. In addition, objects of non-abstract subclasses can be referenced by variables of the abstract supercla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 svg:font-family="Tahoma, Verdana, Arial, Helvetica, sans-serif"/>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hua Wood</meta:initial-creator>
    <meta:creation-date>2011-02-09T23:18:26</meta:creation-date>
    <dc:date>2011-02-09T23:38:00</dc:date>
    <dc:creator>Joshua Wood</dc:creator>
    <meta:editing-duration>PT00H04M24S</meta:editing-duration>
    <meta:editing-cycles>2</meta:editing-cycles>
    <meta:generator>OpenOffice.org/3.2$Unix OpenOffice.org_project/320m18$Build-9502</meta:generator>
    <meta:document-statistic meta:table-count="0" meta:image-count="0" meta:object-count="0" meta:page-count="1" meta:paragraph-count="5" meta:word-count="138" meta:character-count="840"/>
  </office:meta>
</office:document-meta>
</file>